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6">60055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פנדור תעשיית דלתות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אצ"ל 20 דרום הכשרת הישוב צפון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6"/>9555000 <text:s text:c="141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/>בני גואטה <text:s text:c="3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/>בכניסה לכל המבנה מפסק זרם חשמל ראשי <text:s text:c="8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</text:span></text:p>
      <text:p text:style-name="P1"><text:span text:style-name="T1">מיקום ברזי כיבוי עיקריים "3</text:span><text:span text:style-name="T4"> <text:s/>בשטחי המגרש <text:s text:c="98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ריאל אורן</text:p>
          </table:table-cell>
          <table:table-cell table:style-name="Table2.A1" office:value-type="string">
            <text:p text:style-name="P14">מנהל תפעו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3573224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בי דהן</text:p>
          </table:table-cell>
          <table:table-cell table:style-name="Table2.A1" office:value-type="string">
            <text:p text:style-name="P14">סמנכ"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5373202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נטולי וייס</text:p>
          </table:table-cell>
          <table:table-cell table:style-name="Table2.A1" office:value-type="string">
            <text:p text:style-name="P14">מ. ייצור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5696865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14">בני גואטה</text:p>
          </table:table-cell>
          <table:table-cell table:style-name="Table2.A1" office:value-type="string">
            <text:p text:style-name="P14">מ. 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8343782</text:p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מערכת </text:span><text:span text:style-name="T4">UPS </text:span><text:span text:style-name="T4">גיבוי מחשבים, ממקום במשרדי ההנהלה </text:span></text:p>
          </table:table-cell>
        </table:table-row>
        <table:table-row table:style-name="Table3.1">
          <table:table-cell table:style-name="Table3.A1" office:value-type="string">
            <text:p text:style-name="P14">מיכל סולר על הקרקע מחוץ למבנה </text:p>
          </table:table-cell>
        </table:table-row>
        <table:table-row table:style-name="Table3.1">
          <table:table-cell table:style-name="Table3.A1" office:value-type="string">
            <text:p text:style-name="P14">אחסון חומר גלם בשטח המבנה, מערכת שאיבת נסרת</text:p>
          </table:table-cell>
        </table:table-row>
        <table:table-row table:style-name="Table3.1">
          <table:table-cell table:style-name="Table3.A1" office:value-type="string">
            <text:p text:style-name="P14">עסקים <text:s/>מבנים שכנים- קלאסי גן, טיב טעם</text:p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סולר</text:p>
          </table:table-cell>
          <table:table-cell table:style-name="Table4.A1" office:value-type="string">
            <text:p text:style-name="P14">1202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בצחר המגרש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חדר משאבות כיבוי אש ומאגרי מים משוטפים לכל המתחם- פנדור, קלאסי גן, טיב טעם.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3:39:00</meta:creation-date>
    <dc:creator>אתי מנצור</dc:creator>
    <dc:date>2013-08-12T03:39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61" meta:word-count="194" meta:character-count="1711"/>
    <meta:generator>OpenOffice/4.0.1$Win32 OpenOffice.org_project/401m5$Build-9714</meta:generator>
  </office:meta>
</office:document-meta>
</file>